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3pt" style:font-size-asian="13pt" style:font-size-complex="13pt"/>
    </style:style>
    <style:style style:name="P2" style:family="paragraph" style:parent-style-name="Preformatted_20_Text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3" style:family="paragraph" style:parent-style-name="Preformatted_20_Text">
      <style:paragraph-properties fo:margin-top="0cm" fo:margin-bottom="0.499cm"/>
      <style:text-properties style:font-name="Ubuntu" fo:font-size="13pt" style:font-size-asian="13pt" style:font-size-complex="13pt"/>
    </style:style>
    <style:style style:name="P4" style:family="paragraph" style:parent-style-name="Preformatted_20_Text">
      <style:paragraph-properties fo:margin-top="0cm" fo:margin-bottom="0.499cm" fo:text-align="start" style:justify-single-word="false"/>
      <style:text-properties style:font-name="Ubuntu" fo:font-size="13pt" style:font-size-asian="13pt" style:font-size-complex="13pt"/>
    </style:style>
    <style:style style:name="P5" style:family="paragraph" style:parent-style-name="Preformatted_20_Text">
      <style:paragraph-properties fo:margin-top="0cm" fo:margin-bottom="0.499cm"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7" style:family="paragraph" style:parent-style-name="Text_20_body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9" style:family="paragraph" style:parent-style-name="Text_20_body" style:list-style-name="L3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10" style:family="paragraph" style:parent-style-name="Preformatted_20_Text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fo:text-align="start" style:justify-single-word="false"/>
      <style:text-properties style:font-name="Ubuntu" fo:font-size="13pt" style:font-size-asian="13pt" style:font-size-complex="13pt"/>
    </style:style>
    <style:style style:name="P12" style:family="paragraph" style:parent-style-name="Preformatted_20_Text" style:list-style-name="L1">
      <style:paragraph-properties fo:margin-top="0cm" fo:margin-bottom="0.499cm" fo:text-align="start" style:justify-single-word="false"/>
      <style:text-properties style:font-name="Ubuntu" fo:font-size="13pt" style:font-size-asian="13pt" style:font-size-complex="13pt"/>
    </style:style>
    <style:style style:name="T1" style:family="text">
      <style:text-properties style:font-name="Ubuntu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What is the output when following code is executed ?</text:p>
      <text:list xml:id="list19865716101" text:style-name="L1">
        <text:list-header>
          <text:p text:style-name="P12"><text:bookmark-start text:name="__DdeLink__5_1903183392"/>names = ['Amir', 'Bear', 'Charlton', 'Daman']</text:p>
          <text:p text:style-name="P12">print names[-1][-1]<text:bookmark-end text:name="__DdeLink__5_1903183392"/></text:p>
        </text:list-header>
      </text:list>
      <text:p text:style-name="P6"><text:tab/>a) A<text:line-break/><text:tab/>b) Daman<text:line-break/><text:tab/>c) Error<text:line-break/><text:tab/>d) n</text:p>
      <text:p text:style-name="P6"/>
      <text:p text:style-name="P6">2.what will be the output?</text:p>
      <text:p text:style-name="P6"><text:s text:c="3"/>Numbers =[1,2,3,4]</text:p>
      <text:p text:style-name="P6"><text:s text:c="3"/>numbers.append([5,6,7,8])</text:p>
      <text:p text:style-name="P6"><text:s text:c="3"/>print len(numbers)</text:p>
      <text:p text:style-name="P6"><text:tab/>a). 4</text:p>
      <text:p text:style-name="P6"><text:tab/>b) <text:s/>5</text:p>
      <text:p text:style-name="P6"><text:tab/>c) <text:s/>8</text:p>
      <text:p text:style-name="P6"><text:tab/>d) 12 <text:s/></text:p>
      <text:p text:style-name="P6"/>
      <text:p text:style-name="P6">3) what will be the output?</text:p>
      <text:p text:style-name="P6"><text:s text:c="6"/>List1 =[1,2,3,4]</text:p>
      <text:p text:style-name="P6"><text:s text:c="6"/>list2 = [5,6,7,8]</text:p>
      <text:p text:style-name="P6"><text:s text:c="6"/>print len(list1+list2)</text:p>
      <text:p text:style-name="P6"><text:s text:c="2"/><text:tab/>a) 2</text:p>
      <text:p text:style-name="P6"><text:tab/>b) 4</text:p>
      <text:p text:style-name="P6"><text:tab/>c) <text:s/>5</text:p>
      <text:p text:style-name="P6"><text:tab/>d) 8</text:p>
      <text:list xml:id="list282714054" text:style-name="L2">
        <text:list-item>
          <text:p text:style-name="P8">names1 =['Amir' , 'Bala' ,'Chales']</text:p>
          <text:p text:style-name="P8">if 'amir' in names1:</text:p>
          <text:p text:style-name="P8">print 1</text:p>
          <text:p text:style-name="P8">else:</text:p>
        </text:list-item>
      </text:list>
      <text:p text:style-name="P6"><text:s text:c="12"/>print 2</text:p>
      <text:p text:style-name="P6"><text:tab/> <text:s text:c="2"/>a) None</text:p>
      <text:p text:style-name="P6"><text:tab/> <text:s text:c="2"/>b) <text:s/>1</text:p>
      <text:p text:style-name="P6"><text:s text:c="15"/>c) <text:s/>2</text:p>
      <text:p text:style-name="P6"><text:s text:c="15"/>d) <text:s/>Error</text:p>
      <text:p text:style-name="P6">5) <text:s text:c="6"/>"abcd"[2:]</text:p>
      <text:p text:style-name="P6"><text:soft-page-break/><text:tab/> <text:s text:c="6"/>a) a</text:p>
      <text:p text:style-name="P6"><text:tab/> <text:s text:c="7"/>b) ab</text:p>
      <text:p text:style-name="P6"><text:s text:c="19"/>c) cd</text:p>
      <text:p text:style-name="P6"><text:s text:c="20"/>d) dc </text:p>
      <text:p text:style-name="P6"/>
      <text:list xml:id="list1575125308" text:style-name="L3">
        <text:list-item>
          <text:p text:style-name="P9">str1 ='hello'</text:p>
          <text:p text:style-name="P9">str2= <text:s/>' , '</text:p>
        </text:list-item>
      </text:list>
      <text:p text:style-name="P6"><text:s text:c="12"/>strr3 = 'world'</text:p>
      <text:p text:style-name="P6"><text:s text:c="12"/>str1[-1:]</text:p>
      <text:p text:style-name="P6"><text:s text:c="3"/>what will be the output</text:p>
      <text:p text:style-name="P6"/>
      <text:p text:style-name="P6">7)<text:bookmark-start text:name="__DdeLink__7_1903183392"/> <text:bookmark-start text:name="__DdeLink__849_974180620"/>Print <text:s/>( 'abcdefcdgcd'.split('cd',2))<text:bookmark-end text:name="__DdeLink__7_1903183392"/></text:p>
      <text:p text:style-name="P6"><text:s text:c="7"/>a) ['ab', 'ef', 'ghcd']<text:line-break/> <text:s text:c="6"/>b) ['ab', 'efcdghcd']<text:line-break/> <text:s text:c="6"/>c) ['abcdef', 'ghcd']<text:line-break/> <text:s text:c="6"/>d) none<text:bookmark-end text:name="__DdeLink__849_974180620"/></text:p>
      <text:p text:style-name="P6">8) print('ab'.zfill(5))</text:p>
      <text:p text:style-name="P6">a) 000ab<text:line-break/>b) 00ab0<text:line-break/>c) 0ab00<text:line-break/>d) ab000</text:p>
      <text:p text:style-name="P6"/>
      <text:p text:style-name="P6">9) <text:s/>t=(1,2,4,3)</text:p>
      <text:p text:style-name="P6"><text:s text:c="6"/>t[1:3]</text:p>
      <text:p text:style-name="P6">what will be the output?</text:p>
      <text:p text:style-name="P6">a) (1, 2)<text:line-break/>b) (1, 2, 4)<text:line-break/>c) (2, 4)<text:line-break/>d) (2, 4, 3)</text:p>
      <text:p text:style-name="P6"/>
      <text:p text:style-name="P6">10)</text:p>
      <text:p text:style-name="P6"><text:bookmark-start text:name="__DdeLink__851_974180620"/><text:s/>t=(1,2,,3,8,9)</text:p>
      <text:p text:style-name="P6"><text:s text:c="7"/><text:bookmark-start text:name="__DdeLink__853_974180620"/><text:s/>[t[i] for i in range(o,len(t),2)]<text:bookmark-end text:name="__DdeLink__851_974180620"/><text:bookmark-end text:name="__DdeLink__853_974180620"/></text:p>
      <text:p text:style-name="P6">a) [2, 3, 9]<text:line-break/>b) [1, 2, 4, 3, 8, 9]<text:line-break/>c) [1, 4, 8]<text:line-break/>d) (1, 4, 8)</text:p>
      <text:p text:style-name="P6"/>
      <text:p text:style-name="P6"><text:soft-page-break/>11) <text:s/></text:p>
      <text:p text:style-name="P2">dict1 = {'Name': 'Zara', 'Age': 7};</text:p>
      <text:p text:style-name="P2">dict2 = {'Name': 'Mahnaz', 'Age': 27};</text:p>
      <text:p text:style-name="P2">dict3 = {'Name': 'Abid', 'Age': 27};</text:p>
      <text:p text:style-name="P2">dict4 = {'Name': 'Zara', 'Age': 7};</text:p>
      <text:p text:style-name="P2">print "Return Value : %d" % <text:s/>cmp (dict1, dict2)</text:p>
      <text:p text:style-name="P2">print "Return Value : %d" % <text:s/>cmp (dict2, dict3)</text:p>
      <text:p text:style-name="P4">print "Return Value : %d" % <text:s/>cmp (dict1, dict4</text:p>
      <text:p text:style-name="P4">what will be the output?</text:p>
      <text:p text:style-name="P4">12)</text:p>
      <text:p text:style-name="P2">dict = {'Name': 'Zara', 'Age': 7};</text:p>
      <text:p text:style-name="P4">print "Length : %d" % len (dict)</text:p>
      <text:p text:style-name="P4">Lenght of the dictionary ?</text:p>
      <text:p text:style-name="P4">13)</text:p>
      <text:p text:style-name="P4">Suppose list1 is [3, 4, 5, 20, 5], <text:s/>what is list1.index(5) ?</text:p>
      <text:p text:style-name="P4"/>
      <text:p text:style-name="P4">14) </text:p>
      <text:p text:style-name="P4">str = "this is string example....wow!!!";</text:p>
      <text:p text:style-name="P2">sub = "i";</text:p>
      <text:p text:style-name="P2">print "str.count(sub, 4, 40) : ", str.count(sub, 4, 40)</text:p>
      <text:p text:style-name="P2">sub = "wow";</text:p>
      <text:p text:style-name="P4">print "str.count(sub) : ", str.count(sub)</text:p>
      <text:p text:style-name="P4">str.count(sub, 4, 40) : <text:s/>?</text:p>
      <text:p text:style-name="P5"><text:span text:style-name="T1">str.count(sub, 4, 40):</text:span> <text:s/>?</text:p>
      <text:p text:style-name="P5">15)</text:p>
      <text:p text:style-name="P4">What is the output of the following?</text:p>
      <text:p text:style-name="P1">my_string = "hello world"</text:p>
      <text:p text:style-name="P1">k = [(i.upper(), len(i)) for i in my_string]</text:p>
      <text:p text:style-name="P3">print(k)</text:p>
      <text:p text:style-name="P4"/>
      <text:p text:style-name="P4"/>
      <text:p text:style-name="P4"><text:soft-page-break/>16) </text:p>
      <text:p text:style-name="P4">v = values[0][0]</text:p>
      <text:p text:style-name="P4">for lst in values</text:p>
      <text:p text:style-name="P4">for element in </text:p>
      <text:p text:style-name="P4">if v &gt; element:</text:p>
      <text:p text:style-name="P4"><text:s/>v = element</text:p>
      <text:p text:style-name="P4">what will be the output ?</text:p>
      <text:p text:style-name="P4">a) 1<text:line-break/>b) 3<text:line-break/>c) 5<text:line-break/>d) 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rga Ravi</meta:initial-creator>
    <meta:creation-date>2015-08-13T10:23:43</meta:creation-date>
    <dc:date>2015-08-14T13:26:03</dc:date>
    <dc:creator>Durga Ravi</dc:creator>
    <meta:editing-duration>PT4H32M1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4" meta:paragraph-count="87" meta:word-count="367" meta:character-count="2035" meta:non-whitespace-character-count="1558"/>
  </office:meta>
</office:document-meta>
</file>